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99cm">
        <style:tab-stops>
          <style:tab-stop style:position="4.242cm"/>
          <style:tab-stop style:position="8.484cm"/>
          <style:tab-stop style:position="12.956cm"/>
        </style:tab-stops>
      </style:paragraph-properties>
    </style:style>
    <style:style style:name="P3" style:family="paragraph" style:parent-style-name="Text_20_body">
      <style:paragraph-properties fo:margin-top="0cm" fo:margin-bottom="0.499cm"/>
    </style:style>
    <style:style style:name="P4" style:family="paragraph" style:parent-style-name="Verses">
      <style:paragraph-properties fo:margin-top="0cm" fo:margin-bottom="0.499cm"/>
    </style:style>
    <style:style style:name="P5" style:family="paragraph" style:parent-style-name="Heading_20_2">
      <style:paragraph-properties fo:margin-top="0cm" fo:margin-bottom="0.499cm"/>
    </style:style>
    <style:style style:name="T1" style:family="text">
      <style:text-properties style:font-name="Times New Roman1"/>
    </style:style>
    <style:style style:name="T2" style:family="text">
      <style:text-properties style:font-name="Times New Roman1"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use-window-font-color="true"/>
    </style:style>
    <style:style style:name="T5" style:family="text">
      <style:text-properties style:use-window-font-color="true"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7:1-3, 15-18<text:line-break/>7:1<text:tab/>In the first year of King Belshazzar of Babylon, Daniel had a dream and visions of his head as he lay in bed. Then he wrote down the dream:<text:line-break/><text:span text:style-name="T3"><text:tab/>ANN an ceud bhliadhna Bhelsasair r</text:span><text:span text:style-name="T2">ì</text:span><text:span text:style-name="T3">gh Bhabiloin, chunnaic Daniel bruadar, agus aisling a chinn air a leabaidh: an sin sgr</text:span><text:span text:style-name="T2">ì</text:span><text:span text:style-name="T3">obh e am bruadar, agus dh'innis e suim nan nithean</text:span></text:p>
      <text:p text:style-name="P2"><text:span text:style-name="T3">bruadar = dream<text:tab/>aisling = dreaming<text:tab/>chinn (present cinn?) = grow<text:tab/><text:line-break/>innis = recount<text:tab/>suim = total<text:tab/>nithean = things</text:span></text:p>
      <text:p text:style-name="P1">7:2 I, Daniel, saw in my vision by night the four winds of heaven stirring up the great sea,<text:line-break/><text:span text:style-name="T3">Labhair Daniel agus thubhairt e, Chunnaic mi ann am aisling anns an oidhche, agus, feuch, ghleachd ceithir ghaothan néimh air an fhairge mhòir. </text:span></text:p>
      <text:p text:style-name="P1">7:3 and four great beasts came up out of the sea, different from one another.<text:line-break/>Agus thàinig ceithir beathaichean mòra n<text:span text:style-name="T1">ì</text:span>os as an fhairge, eag-samhuil aon o 'chéile.</text:p>
      <text:p text:style-name="P1">7:15 As for me, Daniel, my spirit was troubled within me, and the visions of my head terrified me.<text:line-break/><text:line-break/>7:16 I approached one of the attendants to ask him the truth concerning all this. So he said that he would disclose to me the interpretation of the matter:<text:line-break/><text:line-break/>7:17 "As for these four great beasts, four kings shall arise out of the earth.<text:line-break/><text:line-break/>7:18 But the holy ones of the Most High shall receive the kingdom and possess the kingdom forever--forever and ever."</text:p>
      <text:p text:style-name="Standard">[<text:a xlink:type="simple" xlink:href="http://lectionary.library.vanderbilt.edu/texts.php?id=286">return to top</text:a>]</text:p>
      <text:p text:style-name="P1"><text:bookmark text:name="psalm_reading"/>Psalm 149<text:line-break/>149:1 Praise the LORD! Sing to the LORD a new song, his praise in the assembly of the faithful.<text:line-break/><text:line-break/>149:2 Let Israel be glad in its Maker; let the children of Zion rejoice in their King.<text:line-break/><text:line-break/>149:3 Let them praise his name with dancing, making melody to him with tambourine and lyre.<text:line-break/><text:line-break/>149:4 For the LORD takes pleasure in his people; he adorns the humble with victory.<text:line-break/><text:line-break/>149:5 Let the faithful exult in glory; let them sing for joy on their couches.<text:line-break/><text:line-break/>149:6 Let the high praises of God be in their throats and two-edged swords in their hands,<text:line-break/><text:line-break/>149:7 to execute vengeance on the nations and punishment on the peoples,<text:line-break/><text:line-break/>149:8 to bind their kings with fetters and their nobles with chains of iron,<text:line-break/><text:line-break/>149:9 to execute on them the judgment decreed. This is glory for all his faithful ones. Praise the LORD!</text:p>
      <text:p text:style-name="Verses"><text:tab/>MOLAIBHSE an Tigheam. Seinnibh do'n Tighearn òran <text:s/>nuaghh, seinnibh a mholadh ann an coimhthional nan naomh. </text:p>
      <text:p text:style-name="Verses"><text:soft-page-break/>2<text:tab/>Bitheadh Israel acibhneach 'n a Chruith-fhear: deanadh clann Shioin gairdeachas 'n an R<text:span text:style-name="T1">ì</text:span>gh. </text:p>
      <text:p text:style-name="Verses">3<text:tab/>Moladh iad 'ainm anns an danusadh: le tiompan agus le clàrsaich seinneadh iad dha.</text:p>
      <text:p text:style-name="Verses">4<text:tab/>Oir gabhaidh an Tighearn tlachd 'n a shluagh: ni e na daoine s<text:span text:style-name="T1">è</text:span>imhe sgiamhach le slàinte. </text:p>
      <text:p text:style-name="Verses">5<text:tab/>Deanadh na naoimh gairdeachas ann an glòir: deanadh iad iolach air an leapaichibh. </text:p>
      <text:p text:style-name="Verses">6<text:tab/>Bitheadh àrd chliu Dhé 'n am beul, agus claidheamh dà fhaobhair 'n an làimh, </text:p>
      <text:p text:style-name="Verses">7<text:tab/>A chum d<text:span text:style-name="T1">ì</text:span>oghaltas a dheanamh air na cinnich, smachdachadh goirt air na slòigh; </text:p>
      <text:p text:style-name="Verses">8<text:tab/>A chum an r<text:span text:style-name="T1">ì</text:span>ghrean a cheangal le slabhraidhibh, agus an àrd uaislean le geimhlibh iaruinn; </text:p>
      <text:p text:style-name="P4">9<text:tab/>A chum am breitheanas a chur 'an gn<text:span text:style-name="T1">ì</text:span>omh orra,a tha sgr<text:span text:style-name="T1">ì</text:span>obhta: tha'n t-urram so aig a naoimh uile. Molaibhse an Tighearn.</text:p>
      <text:p text:style-name="Standard">[<text:a xlink:type="simple" xlink:href="http://lectionary.library.vanderbilt.edu/texts.php?id=286">return to top</text:a>]</text:p>
      <text:p text:style-name="P1"><text:bookmark text:name="epistle_reading"/>Ephesians 1:11-23<text:line-break/>1:11 In Christ we have also obtained an inheritance, having been destined according to the purpose of him who accomplishes all things according to his counsel and will,<text:line-break/><text:line-break/>1:12 so that we, who were the first to set our hope on Christ, might live for the praise of his glory.<text:line-break/><text:line-break/>1:13 In him you also, when you had heard the word of truth, the gospel of your salvation, and had believed in him, were marked with the seal of the promised Holy Spirit;<text:line-break/><text:line-break/>1:14 this is the pledge of our inheritance toward redemption as God's own people, to the praise of his glory.<text:line-break/><text:line-break/>1:15 I have heard of your faith in the Lord Jesus and your love toward all the saints, and for this reason<text:line-break/><text:line-break/>1:16 I do not cease to give thanks for you as I remember you in my prayers.<text:line-break/><text:line-break/>1:17 I pray that the God of our Lord Jesus Christ, the Father of glory, may give you a spirit of wisdom and revelation as you come to know him,<text:line-break/><text:line-break/>1:18 so that, with the eyes of your heart enlightened, you may know what is the hope to which he has called you, what are the riches of his glorious inheritance among the saints,<text:line-break/><text:line-break/>1:19 and what is the immeasurable greatness of his power for us who believe, according to the working of his great power.<text:line-break/><text:line-break/>1:20 God put this power to work in Christ when he raised him from the dead and seated him at his right hand in the heavenly places,<text:line-break/><text:line-break/>1:21 far above all rule and authority and power and dominion, and above every name that is named, not only in this age but also in the age to come.<text:line-break/><text:line-break/>1:22 And he has put all things under his feet and has made him the head over all things for the church,<text:line-break/><text:line-break/>1:23 which is his body, the fullness of him who fills all in all.</text:p>
      <text:p text:style-name="P1"/>
      <text:p text:style-name="Verses">11<text:tab/>Anns an d'fhuair sinne mar an ceudna oighreachd, air dhuinn a bhi air ar roimhorduchadh a réir <text:soft-page-break/>r<text:span text:style-name="T1">ù</text:span>in an ti a tha 'g oibhreachadh nan uile nithean a réir comhairle a thoile féin;</text:p>
      <text:p text:style-name="Verses">12<text:tab/>lonnus gu'm bitheamaid-ne, a chuir air t<text:span text:style-name="T1">ù</text:span>s dòchas anun an Criosd, chum cliu a ghlòire-san. </text:p>
      <text:p text:style-name="Verses">13<text:tab/>Anns an do chuir sibhse mar an ceudna dòchas, air dhuibh focal na f<text:span text:style-name="T1">ì</text:span>rinn a chluinntinn, eadhon soisgeul bhur slàinte: neach au déigh dhuibh creidsinn ann, chuireadh seula oirbh le Spiorad naomh sin a' gheallaidh, </text:p>
      <text:p text:style-name="Verses">14<text:tab/>Neach a's e geall-daingnich ar n-oighreachd-ne, gu teachd saorsa na seilbhe a cheannaicheadh, chum cliu a ghlòire. </text:p>
      <text:p text:style-name="Verses">15<text:tab/>Uime sin air cluinntinn domh-sa mar an ceudna bhur creidimh-se anns an Tighearn losa, agus bhur gràidh do na naoimh uile, </text:p>
      <text:p text:style-name="Verses">16<text:tab/>Cha-n'eil mi a' sgur de bhi'toirt buidheachais air bhur son, a' luaidh oirbh ann am urnuighibh;</text:p>
      <text:p text:style-name="Verses">17<text:tab/>Gu'n tugadh Dia ar Tighearna losa Criosd, Athair na glòire, spiorad gliocais agus foillseachaidh dhuibh, ann an eòlas airsan;</text:p>
      <text:p text:style-name="Verses">18<text:tab/>S<text:span text:style-name="T1">ù</text:span>ilean 'ur n-inntinn a bhi air an soillseachadh, chum fios a bhi agaibh ciod e dòchas a ghairme-san, agus ciod e saoibhreas glòire 'oighreachd san anns na naoimh,</text:p>
      <text:p text:style-name="Verses">19<text:tab/>Agus ciod e ro-mheud a chumhachd do ar taobh-ne a tha 'creidsinn, a réir oibreachaidh a thréun ueirt;</text:p>
      <text:p text:style-name="Verses">20<text:tab/>A dh'oibrich e ann an Criosd, 'n uair a thog e o na mairbh e, agus a chuir e 'n a shuidhe air a dheas-l<text:span text:style-name="T1">à</text:span>imh féin e anns na h-ionadaibh néamhaidh, </text:p>
      <text:p text:style-name="Verses">21<text:tab/>Gu ro àrd os ceann gach uile uachdaranachd, agus cumhachd, agus neirt, agus tighearnais, agus gach ainme a dh'ainmichear, cha-n e mhàin 's an t-saoghal so, ach 's au t-saoghal ri teachd mar an ceudna: </text:p>
      <text:p text:style-name="Verses">22<text:tab/>Agus chuir e na h-uile nithean fo a chosaibh, agus thug se e gu bhi 'n a cheann os ceann nan uile nithean do'n eaglais, </text:p>
      <text:p text:style-name="Verses">23<text:tab/>A tha 'n a corp aige, lànachd an ti a tha 'lionadh nan uile nithean anns na h-uile. </text:p>
      <text:h text:style-name="P5" text:outline-level="2"/>
      <text:p text:style-name="P3"/>
      <text:p text:style-name="P3"/>
      <text:p text:style-name="P3"/>
      <text:p text:style-name="Standard">[<text:a xlink:type="simple" xlink:href="http://lectionary.library.vanderbilt.edu/texts.php?id=286">return to top</text:a>]</text:p>
      <text:p text:style-name="Standard"><text:bookmark text:name="gospel_reading"/>Luke 6:20-31<text:line-break/>6:20 Then he looked up at his disciples and said: "Blessed are you who are poor, for yours is the kingdom of God.<text:line-break/><text:line-break/>6:21 "Blessed are you who are hungry now, for you will be filled. "Blessed are you who weep now, for you will laugh.<text:line-break/><text:line-break/>6:22 "Blessed are you when people hate you, and when they exclude you, revile you, and defame you on account of the Son of Man.<text:line-break/><text:line-break/>6:23 Rejoice in that day and leap for joy, for surely your reward is great in heaven; for that is what their ancestors did to the prophets.<text:line-break/><text:line-break/>6:24 "But woe to you who are rich, for you have received your consolation.<text:line-break/><text:line-break/><text:soft-page-break/>6:25 "Woe to you who are full now, for you will be hungry. "Woe to you who are laughing now, for you will mourn and weep.<text:line-break/><text:line-break/>6:26 "Woe to you when all speak well of you, for that is what their ancestors did to the false prophets.<text:line-break/><text:line-break/>6:27 "But I say to you that listen, Love your enemies, do good to those who hate you,<text:line-break/><text:line-break/>6:28 bless those who curse you, pray for those who abuse you.<text:line-break/><text:line-break/>6:29 If anyone strikes you on the cheek, offer the other also; and from anyone who takes away your coat do not withhold even your shirt.<text:line-break/><text:line-break/>6:30 Give to everyone who begs from you; and if anyone takes away your goods, do not ask for them again.<text:line-break/><text:line-break/>6:31 Do to others as you would have them do to you.<text:line-break/>20<text:tab/>Agus thog e suas a slmilean air a dheis<text:span text:style-name="T4">ciobluibh, agus thubhairt e, Is beannaichte 'ibhse 'tha bochd: oir is leibh r</text:span><text:span text:style-name="T5">ì</text:span><text:span text:style-name="T4">oghachd Dhé.</text:span></text:p>
      <text:p text:style-name="Verses">21<text:tab/>Is beannaichte sibhse 'tha ocrach a nis: oir sàsuichear sibh. Is beannaichte sibhse tha 'caoidh a nis; oir ni sibh gàire.</text:p>
      <text:p text:style-name="Verses">22<text:tab/>Is beannaichte sibh, 'n uair a bheir daoine fuath dhuibh, agus a chuireas iad as an cuideachd sibh, agus a bheir iad cainnt mhaslach dhuibh, agus a thilgeas iad a mach bhur n-ainm mar ni ole, air son Mhic an duine.</text:p>
      <text:p text:style-name="Verses">23<text:tab/>Deanaibh-sa gairdeachas 's an là sin, agus leumaibh le h-aoibhneas: oir feuch, is mòr bhur duais air n<text:span text:style-name="T1">è</text:span>amh : oir is ann mar sin a rinn an aithrichean air ua fàidhibh. </text:p>
      <text:p text:style-name="Verses">24<text:tab/>Ach is an-aoibhinn duibhse a tha saoibhir: oir fhuair sibh bhur sòlas. </text:p>
      <text:p text:style-name="Verses">25<text:tab/>Is an-aoibhinn duibhse a tha sàthach: oir bithidh ocras oirbh. Is an-aoibhinn duibhse a tha 'gàireachdaich a nis: oir ni sibh bròn agus gul.</text:p>
      <text:p text:style-name="Verses">26<text:tab/>Is an-aoibhinn duibhse 'n uair a labhras daoine maith umaibh: oir is ann mar sin a rinn an aithrichean ris na fàidhibh bréige.</text:p>
      <text:p text:style-name="Verses">27<text:tab/>Ach tha mi ag ràdh ribhse 'tha 'g éisdeachd, Gràdhaichibh bhur naimhdean, deanaibh maith dhoibh-san le'm fuathach sibh;</text:p>
      <text:p text:style-name="Verses">28<text:tab/>Beannaichibh iadsan a tha 'g 'ur mallachadh, agus deanaibh urnuigh air son na muinntir a tha 'buntuinn gu naimhdeil ribh.</text:p>
      <text:p text:style-name="Verses">29<text:tab/>Ris an ti a bhuaileas thu air aon ghial, cum an gial eile; agus do'n ti a bheir d'fhalluinn dhiot, na bac do chòta mar an ceudna. </text:p>
      <text:p text:style-name="Verses">30<text:tab/>Thoir do gach neach a dh'iarras ort, agus o'n neach a bheir uait do mhaoin, na h-iarr air ais i. </text:p>
      <text:p text:style-name="Verses">31<text:tab/>Agus mar a b'àill leibh daoine 'dheanamh ribh, deanaibh-sa mar an ceudna rius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Verses" style:family="paragraph" style:parent-style-name="Text_20_body" style:class="text">
      <style:paragraph-properties fo:margin="100%" fo:margin-left="1.251cm" fo:margin-right="0cm" fo:margin-top="0cm" fo:margin-bottom="0cm" fo:text-indent="-1.251cm"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align="center" style:justify-single-word="false" fo:text-indent="0cm" style:auto-text-indent="false" style:page-number="auto" style:shadow="none"/>
      <style:text-properties style:font-name="Times New Roman2"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11-01T21:31:28.58</meta:creation-date>
    <meta:document-statistic meta:table-count="0" meta:image-count="0" meta:object-count="0" meta:page-count="4" meta:paragraph-count="44" meta:word-count="1715" meta:character-count="9256"/>
    <dc:date>2013-11-06T19:30:37.93</dc:date>
    <dc:creator>Pamela Mclean</dc:creator>
    <meta:editing-duration>P2DT21H32M25S</meta:editing-duration>
    <meta:editing-cycles>1</meta:editing-cycles>
    <meta:generator>OpenOffice.org/3.4.1$Win32 OpenOffice.org_project/341m1$Build-9593</meta:generator>
  </office:meta>
</office:document-meta>
</file>